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11</text:p>
          </table:table-cell>
          <table:table-cell office:value-type="string" calcext:value-type="string">
            <text:p>X12</text:p>
          </table:table-cell>
          <table:table-cell office:value-type="string" calcext:value-type="string">
            <text:p>X13</text:p>
          </table:table-cell>
          <table:table-cell office:value-type="string" calcext:value-type="string">
            <text:p>X21</text:p>
          </table:table-cell>
          <table:table-cell office:value-type="string" calcext:value-type="string">
            <text:p>X22</text:p>
          </table:table-cell>
          <table:table-cell office:value-type="string" calcext:value-type="string">
            <text:p>X23</text:p>
          </table:table-cell>
          <table:table-cell office:value-type="string" calcext:value-type="string">
            <text:p>X31</text:p>
          </table:table-cell>
          <table:table-cell office:value-type="string" calcext:value-type="string">
            <text:p>X32</text:p>
          </table:table-cell>
          <table:table-cell office:value-type="string" calcext:value-type="string">
            <text:p>X33</text:p>
          </table:table-cell>
          <table:table-cell office:value-type="string" calcext:value-type="string">
            <text:p>X41</text:p>
          </table:table-cell>
          <table:table-cell office:value-type="string" calcext:value-type="string">
            <text:p>X42</text:p>
          </table:table-cell>
          <table:table-cell office:value-type="string" calcext:value-type="string">
            <text:p>X4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formula="of:=[.A2]*[.A3]+[.B2]*[.B3]+[.C2]*[.C3]+[.D2]*[.D3]+[.E2]*[.E3]+[.F2]*[.F3]+[.G2]*[.G3]+[.H2]*[.H3]+[.I2]*[.I3]+[.J2]*[.J3]+[.K2]*[.K3]+[.L2]*[.L3]" office:value-type="float" office:value="295" calcext:value-type="float">
            <text:p>295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X11</text:p>
          </table:table-cell>
          <table:table-cell office:value-type="string" calcext:value-type="string">
            <text:p>X12</text:p>
          </table:table-cell>
          <table:table-cell office:value-type="string" calcext:value-type="string">
            <text:p>X13</text:p>
          </table:table-cell>
          <table:table-cell office:value-type="string" calcext:value-type="string">
            <text:p>X21</text:p>
          </table:table-cell>
          <table:table-cell office:value-type="string" calcext:value-type="string">
            <text:p>X22</text:p>
          </table:table-cell>
          <table:table-cell office:value-type="string" calcext:value-type="string">
            <text:p>X23</text:p>
          </table:table-cell>
          <table:table-cell office:value-type="string" calcext:value-type="string">
            <text:p>X31</text:p>
          </table:table-cell>
          <table:table-cell office:value-type="string" calcext:value-type="string">
            <text:p>X32</text:p>
          </table:table-cell>
          <table:table-cell office:value-type="string" calcext:value-type="string">
            <text:p>X33</text:p>
          </table:table-cell>
          <table:table-cell office:value-type="string" calcext:value-type="string">
            <text:p>X41</text:p>
          </table:table-cell>
          <table:table-cell office:value-type="string" calcext:value-type="string">
            <text:p>X42</text:p>
          </table:table-cell>
          <table:table-cell office:value-type="string" calcext:value-type="string">
            <text:p>X43</text:p>
          </table:table-cell>
          <table:table-cell office:value-type="string" calcext:value-type="string">
            <text:p>LADO ESQ</text:p>
          </table:table-cell>
          <table:table-cell office:value-type="string" calcext:value-type="string">
            <text:p>LADO DIR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[.A6]*[.$A$3]+[.B6]*[.$B$3]+[.C6]*[.$C$3]+[.D6]*[.$D$3]+[.E6]*[.$E$3]+[.F6]*[.$F$3]+[.G6]*[.$G$3]+[.H6]*[.$H$3]+[.I6]*[.$I$3]+[.J6]*[.$J$3]+[.K6]*[.$K$3]+[.L6]*[.$L$3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A7]*[.$A$3]+[.B7]*[.$B$3]+[.C7]*[.$C$3]+[.D7]*[.$D$3]+[.E7]*[.$E$3]+[.F7]*[.$F$3]+[.G7]*[.$G$3]+[.H7]*[.$H$3]+[.I7]*[.$I$3]+[.J7]*[.$J$3]+[.K7]*[.$K$3]+[.L7]*[.$L$3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8]*[.$A$3]+[.B8]*[.$B$3]+[.C8]*[.$C$3]+[.D8]*[.$D$3]+[.E8]*[.$E$3]+[.F8]*[.$F$3]+[.G8]*[.$G$3]+[.H8]*[.$H$3]+[.I8]*[.$I$3]+[.J8]*[.$J$3]+[.K8]*[.$K$3]+[.L8]*[.$L$3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9]*[.$A$3]+[.B9]*[.$B$3]+[.C9]*[.$C$3]+[.D9]*[.$D$3]+[.E9]*[.$E$3]+[.F9]*[.$F$3]+[.G9]*[.$G$3]+[.H9]*[.$H$3]+[.I9]*[.$I$3]+[.J9]*[.$J$3]+[.K9]*[.$K$3]+[.L9]*[.$L$3]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0]*[.$A$3]+[.B10]*[.$B$3]+[.C10]*[.$C$3]+[.D10]*[.$D$3]+[.E10]*[.$E$3]+[.F10]*[.$F$3]+[.G10]*[.$G$3]+[.H10]*[.$H$3]+[.I10]*[.$I$3]+[.J10]*[.$J$3]+[.K10]*[.$K$3]+[.L10]*[.$L$3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11]*[.$A$3]+[.B11]*[.$B$3]+[.C11]*[.$C$3]+[.D11]*[.$D$3]+[.E11]*[.$E$3]+[.F11]*[.$F$3]+[.G11]*[.$G$3]+[.H11]*[.$H$3]+[.I11]*[.$I$3]+[.J11]*[.$J$3]+[.K11]*[.$K$3]+[.L11]*[.$L$3]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2]*[.$A$3]+[.B12]*[.$B$3]+[.C12]*[.$C$3]+[.D12]*[.$D$3]+[.E12]*[.$E$3]+[.F12]*[.$F$3]+[.G12]*[.$G$3]+[.H12]*[.$H$3]+[.I12]*[.$I$3]+[.J12]*[.$J$3]+[.K12]*[.$K$3]+[.L12]*[.$L$3]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6T21:43:25.422000000</meta:creation-date>
    <dc:date>2023-11-06T21:46:41.476000000</dc:date>
    <meta:editing-duration>PT3M16S</meta:editing-duration>
    <meta:editing-cycles>1</meta:editing-cycles>
    <meta:document-statistic meta:table-count="1" meta:cell-count="149" meta:object-count="0"/>
    <meta:generator>LibreOffice/7.4.4.2$Windows_X86_64 LibreOffice_project/85569322deea74ec9134968a29af2df5663baa21</meta:generator>
  </office:meta>
</office:document-meta>
</file>